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e47e" officeooo:paragraph-rsid="001be47e"/>
    </style:style>
    <style:style style:name="P2" style:family="paragraph" style:parent-style-name="Standard">
      <style:text-properties officeooo:rsid="001ddfd4" officeooo:paragraph-rsid="001dd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ening Items</text:p>
      <text:p text:style-name="P1"/>
      <text:p text:style-name="P2">``The Jar’’ - A construct of outsider technology ie. magick. Strong enough to imprison even gods indefinately, at least in theory. Hard to know where it came from but a fellowship warlock was the one who presented the technolog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3:54:05.293597041</meta:creation-date>
    <dc:date>2016-12-14T00:03:34.394353884</dc:date>
    <meta:editing-duration>PT9M28S</meta:editing-duration>
    <meta:editing-cycles>2</meta:editing-cycles>
    <meta:generator>LibreOffice/5.2.3.3$FreeBSD_X86_64 LibreOffice_project/20m0$Build-3</meta:generator>
    <meta:document-statistic meta:table-count="0" meta:image-count="0" meta:object-count="0" meta:page-count="1" meta:paragraph-count="2" meta:word-count="41" meta:character-count="245" meta:non-whitespace-character-count="206"/>
  </office:meta>
</office:document-meta>
</file>